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ce1"/>
        <table:table-row table:style-name="ro1">
          <table:table-cell office:value-type="string" calcext:value-type="string">
            <text:p><text:a xlink:href="https://transparencia.campodecriptana.es/consistorio/virginia-pintor-alberca/" xlink:type="simple">oña Virginia Pintor Alberca </text:a></text:p>
          </table:table-cell>
        </table:table-row>
        <table:table-row table:style-name="ro1">
          <table:table-cell office:value-type="string" calcext:value-type="string">
            <text:p><text:a xlink:href="https://transparencia.campodecriptana.es/consistorio/mariano-ucendo-diaz-pintado/" xlink:type="simple">Don Mariano Ucendo Díaz-Pintado </text:a></text:p>
          </table:table-cell>
        </table:table-row>
        <table:table-row table:style-name="ro1">
          <table:table-cell office:value-type="string" calcext:value-type="string">
            <text:p><text:a xlink:href="https://transparencia.campodecriptana.es/consistorio/rosa-ana-fernandez-ruiz/" xlink:type="simple">Doña Rosa Ana Fernández Ruiz </text:a></text:p>
          </table:table-cell>
        </table:table-row>
        <table:table-row table:style-name="ro1">
          <table:table-cell office:value-type="string" calcext:value-type="string">
            <text:p><text:a xlink:href="https://transparencia.campodecriptana.es/consistorio/jose-andres-ucendo-escribano/" xlink:type="simple">Don José Andrés Ucendo Escribano 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00:26:58.545937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20-02-09T00:28:03.808673442</dc:date>
    <meta:editing-duration>PT1M5S</meta:editing-duration>
    <meta:editing-cycles>1</meta:editing-cycles>
    <meta:document-statistic meta:table-count="1" meta:cell-count="4" meta:object-count="0"/>
  </office:meta>
</office:document-meta>
</file>